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office:value-type="string" calcext:value-type="string">
            <text:p>Mpix</text:p>
          </table:table-cell>
          <table:table-cell office:value-type="string" calcext:value-type="string">
            <text:p>Coef</text:p>
          </table:table-cell>
          <table:table-cell office:value-type="string" calcext:value-type="string">
            <text:p>Go reserved</text:p>
          </table:table-cell>
          <table:table-cell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([.C3]*1024*1024+700)*4*4/1024/1024/1024)*3+0.07" office:value-type="float" office:value="0.491906292438507" calcext:value-type="float">
            <text:p>0,4919062924</text:p>
          </table:table-cell>
          <table:table-cell table:formula="of:=[.B3]-[.E3]" office:value-type="float" office:value="0.508093707561493" calcext:value-type="float">
            <text:p>0,50809370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3]/[.$B$3]*[.B4]*[.D4]" office:value-type="float" office:value="22.95" calcext:value-type="float">
            <text:p>22,95</text:p>
          </table:table-cell>
          <table:table-cell table:formula="of:=[.D3]+(0.55/[.B4])" office:value-type="float" office:value="1.275" calcext:value-type="float">
            <text:p>1,275</text:p>
          </table:table-cell>
          <table:table-cell table:formula="of:=(([.C4]*1024*1024+700)*4*4/1024/1024/1024)*3+0.07" office:value-type="float" office:value="1.14581254243851" calcext:value-type="float">
            <text:p>1,1458125424</text:p>
          </table:table-cell>
          <table:table-cell table:formula="of:=[.B4]-[.E4]" office:value-type="float" office:value="0.854187457561493" calcext:value-type="float">
            <text:p>0,85418745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3]/[.$B$3]*[.B5]*[.D5]" office:value-type="float" office:value="39.375" calcext:value-type="float">
            <text:p>39,375</text:p>
          </table:table-cell>
          <table:table-cell table:formula="of:=[.D4]+(0.55/[.B5])" office:value-type="float" office:value="1.45833333333333" calcext:value-type="float">
            <text:p>1,4583333333</text:p>
          </table:table-cell>
          <table:table-cell table:formula="of:=(([.C5]*1024*1024+700)*4*4/1024/1024/1024)*3+0.07" office:value-type="float" office:value="1.91573441743851" calcext:value-type="float">
            <text:p>1,9157344174</text:p>
          </table:table-cell>
          <table:table-cell table:formula="of:=[.B5]-[.E5]" office:value-type="float" office:value="1.08426558256149" calcext:value-type="float">
            <text:p>1,08426558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3]/[.$B$3]*[.B6]*[.D6]" office:value-type="float" office:value="57.45" calcext:value-type="float">
            <text:p>57,45</text:p>
          </table:table-cell>
          <table:table-cell table:formula="of:=[.D5]+(0.55/[.B6])" office:value-type="float" office:value="1.59583333333333" calcext:value-type="float">
            <text:p>1,5958333333</text:p>
          </table:table-cell>
          <table:table-cell table:formula="of:=(([.C6]*1024*1024+700)*4*4/1024/1024/1024)*3+0.07" office:value-type="float" office:value="2.76300004243851" calcext:value-type="float">
            <text:p>2,7630000424</text:p>
          </table:table-cell>
          <table:table-cell table:formula="of:=[.B6]-[.E6]" office:value-type="float" office:value="1.23699995756149" calcext:value-type="float">
            <text:p>1,23699995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3]/[.$B$3]*[.B7]*[.D7]" office:value-type="float" office:value="91.125" calcext:value-type="float">
            <text:p>91,125</text:p>
          </table:table-cell>
          <table:table-cell table:formula="of:=[.D6]+(0.55/[.B7])" office:value-type="float" office:value="1.6875" calcext:value-type="float">
            <text:p>1,6875</text:p>
          </table:table-cell>
          <table:table-cell table:formula="of:=(([.C7]*1024*1024+700)*4*4/1024/1024/1024)*3+0.07" office:value-type="float" office:value="4.34151566743851" calcext:value-type="float">
            <text:p>4,3415156674</text:p>
          </table:table-cell>
          <table:table-cell table:formula="of:=[.B7]-[.E7]" office:value-type="float" office:value="1.65848433256149" calcext:value-type="float">
            <text:p>1,658484332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3]/[.$B$3]*[.B8]*[.D8]" office:value-type="float" office:value="126.45" calcext:value-type="float">
            <text:p>126,45</text:p>
          </table:table-cell>
          <table:table-cell table:formula="of:=[.D7]+(0.55/[.B8])" office:value-type="float" office:value="1.75625" calcext:value-type="float">
            <text:p>1,75625</text:p>
          </table:table-cell>
          <table:table-cell table:formula="of:=(([.C8]*1024*1024+700)*4*4/1024/1024/1024)*3+0.07" office:value-type="float" office:value="5.99737504243851" calcext:value-type="float">
            <text:p>5,9973750424</text:p>
          </table:table-cell>
          <table:table-cell table:formula="of:=[.B8]-[.E8]" office:value-type="float" office:value="2.00262495756149" calcext:value-type="float">
            <text:p>2,002624957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3]/[.$B$3]*[.B9]*[.D9]" office:value-type="float" office:value="257.85" calcext:value-type="float">
            <text:p>257,85</text:p>
          </table:table-cell>
          <table:table-cell table:formula="of:=[.D8]+(0.55/[.B9])" office:value-type="float" office:value="1.790625" calcext:value-type="float">
            <text:p>1,790625</text:p>
          </table:table-cell>
          <table:table-cell table:formula="of:=(([.C9]*1024*1024+700)*4*4/1024/1024/1024)*3+0.07" office:value-type="float" office:value="12.1567500424385" calcext:value-type="float">
            <text:p>12,1567500424</text:p>
          </table:table-cell>
          <table:table-cell table:formula="of:=[.B9]-[.E9]" office:value-type="float" office:value="3.84324995756149" calcext:value-type="float">
            <text:p>3,843249957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C$3]/[.$B$3]*[.B10]*[.D10]" office:value-type="float" office:value="520.65" calcext:value-type="float">
            <text:p>520,65</text:p>
          </table:table-cell>
          <table:table-cell table:formula="of:=[.D9]+(0.55/[.B10])" office:value-type="float" office:value="1.8078125" calcext:value-type="float">
            <text:p>1,8078125</text:p>
          </table:table-cell>
          <table:table-cell table:formula="of:=(([.C10]*1024*1024+700)*4*4/1024/1024/1024)*3+0.07" office:value-type="float" office:value="24.4755000424385" calcext:value-type="float">
            <text:p>24,4755000424</text:p>
          </table:table-cell>
          <table:table-cell table:formula="of:=[.B10]-[.E10]" office:value-type="float" office:value="7.5244999575615" calcext:value-type="float">
            <text:p>7,5244999576</text:p>
          </table:table-cell>
        </table:table-row>
      </table:table>
      <table:table table:name="Feuille2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office:value-type="string" calcext:value-type="string">
            <text:p>Mpix</text:p>
          </table:table-cell>
          <table:table-cell office:value-type="string" calcext:value-type="string">
            <text:p>Coef</text:p>
          </table:table-cell>
          <table:table-cell office:value-type="string" calcext:value-type="string">
            <text:p>Go reserved</text:p>
          </table:table-cell>
          <table:table-cell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([.C3]*1024*1024+700)*4*4/1024/1024/1024)*3+0.07" office:value-type="float" office:value="0.491906292438507" calcext:value-type="float">
            <text:p>0,4919062924</text:p>
          </table:table-cell>
          <table:table-cell table:formula="of:=[.B3]-[.E3]" office:value-type="float" office:value="0.508093707561493" calcext:value-type="float">
            <text:p>0,50809370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3]/[.$B$3]*[.B4]*[.D4]" office:value-type="float" office:value="19.44" calcext:value-type="float">
            <text:p>19,44</text:p>
          </table:table-cell>
          <table:table-cell table:formula="of:=MIN(1+(0.04*[.B4]);2.05)" office:value-type="float" office:value="1.08" calcext:value-type="float">
            <text:p>1,08</text:p>
          </table:table-cell>
          <table:table-cell table:formula="of:=(([.C4]*1024*1024+700)*4*4/1024/1024/1024)*3+0.07" office:value-type="float" office:value="0.981281292438507" calcext:value-type="float">
            <text:p>0,9812812924</text:p>
          </table:table-cell>
          <table:table-cell table:formula="of:=[.B4]-[.E4]" office:value-type="float" office:value="1.01871870756149" calcext:value-type="float">
            <text:p>1,01871870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3]/[.$B$3]*[.B5]*[.D5]" office:value-type="float" office:value="30.24" calcext:value-type="float">
            <text:p>30,24</text:p>
          </table:table-cell>
          <table:table-cell table:formula="of:=MIN(1+(0.04*[.B5]);2.05)" office:value-type="float" office:value="1.12" calcext:value-type="float">
            <text:p>1,12</text:p>
          </table:table-cell>
          <table:table-cell table:formula="of:=(([.C5]*1024*1024+700)*4*4/1024/1024/1024)*3+0.07" office:value-type="float" office:value="1.48753129243851" calcext:value-type="float">
            <text:p>1,4875312924</text:p>
          </table:table-cell>
          <table:table-cell table:formula="of:=[.B5]-[.E5]" office:value-type="float" office:value="1.51246870756149" calcext:value-type="float">
            <text:p>1,51246870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3]/[.$B$3]*[.B6]*[.D6]" office:value-type="float" office:value="41.76" calcext:value-type="float">
            <text:p>41,76</text:p>
          </table:table-cell>
          <table:table-cell table:formula="of:=MIN(1+(0.04*[.B6]);2.05)" office:value-type="float" office:value="1.16" calcext:value-type="float">
            <text:p>1,16</text:p>
          </table:table-cell>
          <table:table-cell table:formula="of:=(([.C6]*1024*1024+700)*4*4/1024/1024/1024)*3+0.07" office:value-type="float" office:value="2.02753129243851" calcext:value-type="float">
            <text:p>2,0275312924</text:p>
          </table:table-cell>
          <table:table-cell table:formula="of:=[.B6]-[.E6]" office:value-type="float" office:value="1.97246870756149" calcext:value-type="float">
            <text:p>1,97246870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3]/[.$B$3]*[.B7]*[.D7]" office:value-type="float" office:value="66.96" calcext:value-type="float">
            <text:p>66,96</text:p>
          </table:table-cell>
          <table:table-cell table:formula="of:=MIN(1+(0.04*[.B7]);2.05)" office:value-type="float" office:value="1.24" calcext:value-type="float">
            <text:p>1,24</text:p>
          </table:table-cell>
          <table:table-cell table:formula="of:=(([.C7]*1024*1024+700)*4*4/1024/1024/1024)*3+0.07" office:value-type="float" office:value="3.20878129243851" calcext:value-type="float">
            <text:p>3,2087812924</text:p>
          </table:table-cell>
          <table:table-cell table:formula="of:=[.B7]-[.E7]" office:value-type="float" office:value="2.79121870756149" calcext:value-type="float">
            <text:p>2,79121870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3]/[.$B$3]*[.B8]*[.D8]" office:value-type="float" office:value="95.04" calcext:value-type="float">
            <text:p>95,04</text:p>
          </table:table-cell>
          <table:table-cell table:formula="of:=MIN(1+(0.04*[.B8]);2.05)" office:value-type="float" office:value="1.32" calcext:value-type="float">
            <text:p>1,32</text:p>
          </table:table-cell>
          <table:table-cell table:formula="of:=(([.C8]*1024*1024+700)*4*4/1024/1024/1024)*3+0.07" office:value-type="float" office:value="4.52503129243851" calcext:value-type="float">
            <text:p>4,5250312924</text:p>
          </table:table-cell>
          <table:table-cell table:formula="of:=[.B8]-[.E8]" office:value-type="float" office:value="3.47496870756149" calcext:value-type="float">
            <text:p>3,474968707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3]/[.$B$3]*[.B9]*[.D9]" office:value-type="float" office:value="236.16" calcext:value-type="float">
            <text:p>236,16</text:p>
          </table:table-cell>
          <table:table-cell table:formula="of:=MIN(1+(0.04*[.B9]);2.05)" office:value-type="float" office:value="1.64" calcext:value-type="float">
            <text:p>1,64</text:p>
          </table:table-cell>
          <table:table-cell table:formula="of:=(([.C9]*1024*1024+700)*4*4/1024/1024/1024)*3+0.07" office:value-type="float" office:value="11.1400312924385" calcext:value-type="float">
            <text:p>11,1400312924</text:p>
          </table:table-cell>
          <table:table-cell table:formula="of:=[.B9]-[.E9]" office:value-type="float" office:value="4.85996870756149" calcext:value-type="float">
            <text:p>4,859968707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C$3]/[.$B$3]*[.B10]*[.D10]" office:value-type="float" office:value="590.4" calcext:value-type="float">
            <text:p>590,4</text:p>
          </table:table-cell>
          <table:table-cell table:formula="of:=MIN(1+(0.04*[.B10]);2.05)" office:value-type="float" office:value="2.05" calcext:value-type="float">
            <text:p>2,05</text:p>
          </table:table-cell>
          <table:table-cell table:formula="of:=(([.C10]*1024*1024+700)*4*4/1024/1024/1024)*3+0.07" office:value-type="float" office:value="27.7450312924385" calcext:value-type="float">
            <text:p>27,7450312924</text:p>
          </table:table-cell>
          <table:table-cell table:formula="of:=[.B10]-[.E10]" office:value-type="float" office:value="4.2549687075615" calcext:value-type="float">
            <text:p>4,254968707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C$3]/[.$B$3]*[.B11]*[.D11]" office:value-type="float" office:value="1180.8" calcext:value-type="float">
            <text:p>1180,8</text:p>
          </table:table-cell>
          <table:table-cell table:formula="of:=MIN(1+(0.04*[.B11]);2.05)" office:value-type="float" office:value="2.05" calcext:value-type="float">
            <text:p>2,05</text:p>
          </table:table-cell>
          <table:table-cell table:formula="of:=(([.C11]*1024*1024+700)*4*4/1024/1024/1024)*3+0.07" office:value-type="float" office:value="55.4200312924385" calcext:value-type="float">
            <text:p>55,4200312924</text:p>
          </table:table-cell>
          <table:table-cell table:formula="of:=[.B11]-[.E11]" office:value-type="float" office:value="8.5799687075615" calcext:value-type="float">
            <text:p>8,579968707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C$3]/[.$B$3]*[.B12]*[.D12]" office:value-type="float" office:value="2361.6" calcext:value-type="float">
            <text:p>2361,6</text:p>
          </table:table-cell>
          <table:table-cell table:formula="of:=MIN(1+(0.04*[.B12]);2.05)" office:value-type="float" office:value="2.05" calcext:value-type="float">
            <text:p>2,05</text:p>
          </table:table-cell>
          <table:table-cell table:formula="of:=(([.C12]*1024*1024+700)*4*4/1024/1024/1024)*3+0.07" office:value-type="float" office:value="110.770031292439" calcext:value-type="float">
            <text:p>110,7700312924</text:p>
          </table:table-cell>
          <table:table-cell table:formula="of:=[.B12]-[.E12]" office:value-type="float" office:value="17.2299687075615" calcext:value-type="float">
            <text:p>17,2299687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4:24:58.109101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2-26T17:37:29.252662582</meta:creation-date>
    <dc:date>2018-01-01T14:28:39.522281065</dc:date>
    <dc:creator>Pascal lemaitre</dc:creator>
    <meta:editing-duration>PT29M18S</meta:editing-duration>
    <meta:editing-cycles>5</meta:editing-cycles>
    <meta:generator>LibreOffice/4.3.3.2$Linux_X86_64 LibreOffice_project/430m0$Build-2</meta:generator>
    <meta:document-statistic meta:table-count="2" meta:cell-count="102" meta:object-count="0"/>
  </office:meta>
</office:document-meta>
</file>